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Title">
      <style:text-properties officeooo:rsid="000f5d23" officeooo:paragraph-rsid="000f5d23"/>
    </style:style>
    <style:style style:name="P2" style:family="paragraph" style:parent-style-name="Standard">
      <style:paragraph-properties fo:text-align="justify" style:justify-single-word="false"/>
      <style:text-properties officeooo:paragraph-rsid="001822f0"/>
    </style:style>
    <style:style style:name="P3" style:family="paragraph" style:parent-style-name="Text_20_body">
      <style:paragraph-properties fo:text-align="justify" style:justify-single-word="false"/>
      <style:text-properties officeooo:paragraph-rsid="00124202"/>
    </style:style>
    <style:style style:name="P4" style:family="paragraph" style:parent-style-name="Text_20_body">
      <style:paragraph-properties fo:margin-left="0.75cm" fo:margin-right="0cm" fo:margin-top="0cm" fo:margin-bottom="0cm" style:contextual-spacing="false" fo:text-align="justify" style:justify-single-word="false" fo:text-indent="0cm" style:auto-text-indent="false"/>
    </style:style>
    <style:style style:name="P5" style:family="paragraph" style:parent-style-name="Text_20_body">
      <style:paragraph-properties fo:text-align="justify" style:justify-single-word="false"/>
      <style:text-properties officeooo:paragraph-rsid="0039d77c"/>
    </style:style>
    <style:style style:name="P6" style:family="paragraph" style:parent-style-name="Text_20_body">
      <style:paragraph-properties fo:text-align="justify" style:justify-single-word="false"/>
      <style:text-properties officeooo:paragraph-rsid="003c0824"/>
    </style:style>
    <style:style style:name="P7" style:family="paragraph" style:parent-style-name="Standard">
      <style:paragraph-properties fo:text-align="justify" style:justify-single-word="false"/>
      <style:text-properties fo:language="en" fo:country="US" officeooo:paragraph-rsid="00162cc1"/>
    </style:style>
    <style:style style:name="P8" style:family="paragraph" style:parent-style-name="Text_20_body">
      <style:paragraph-properties fo:text-align="justify" style:justify-single-word="false"/>
      <style:text-properties fo:language="en" fo:country="US" officeooo:paragraph-rsid="000f5d23"/>
    </style:style>
    <style:style style:name="P9" style:family="paragraph" style:parent-style-name="Text_20_body">
      <style:paragraph-properties fo:text-align="justify" style:justify-single-word="false"/>
      <style:text-properties fo:language="en" fo:country="US" officeooo:paragraph-rsid="000f5f2b"/>
    </style:style>
    <style:style style:name="P10" style:family="paragraph" style:parent-style-name="Text_20_body">
      <style:paragraph-properties fo:text-align="justify" style:justify-single-word="false"/>
      <style:text-properties fo:language="en" fo:country="US" officeooo:paragraph-rsid="0010946b"/>
    </style:style>
    <style:style style:name="P11" style:family="paragraph" style:parent-style-name="Text_20_body">
      <style:paragraph-properties fo:text-align="justify" style:justify-single-word="false"/>
      <style:text-properties fo:language="en" fo:country="US" officeooo:paragraph-rsid="00124202"/>
    </style:style>
    <style:style style:name="P12" style:family="paragraph" style:parent-style-name="Text_20_body">
      <style:paragraph-properties fo:text-align="justify" style:justify-single-word="false"/>
      <style:text-properties fo:language="en" fo:country="US" officeooo:paragraph-rsid="001bcb16"/>
    </style:style>
    <style:style style:name="P13" style:family="paragraph" style:parent-style-name="Text_20_body">
      <style:paragraph-properties fo:text-align="justify" style:justify-single-word="false"/>
      <style:text-properties fo:language="en" fo:country="US" officeooo:paragraph-rsid="002179f4"/>
    </style:style>
    <style:style style:name="P14" style:family="paragraph" style:parent-style-name="Text_20_body">
      <style:paragraph-properties fo:text-align="justify" style:justify-single-word="false"/>
      <style:text-properties fo:language="en" fo:country="US" officeooo:paragraph-rsid="002457e7"/>
    </style:style>
    <style:style style:name="P15" style:family="paragraph" style:parent-style-name="Text_20_body">
      <style:paragraph-properties fo:text-align="justify" style:justify-single-word="false"/>
      <style:text-properties fo:language="en" fo:country="US" officeooo:paragraph-rsid="002753ee"/>
    </style:style>
    <style:style style:name="P16" style:family="paragraph" style:parent-style-name="Text_20_body">
      <style:paragraph-properties fo:text-align="justify" style:justify-single-word="false"/>
      <style:text-properties fo:language="en" fo:country="US" officeooo:paragraph-rsid="002609b8"/>
    </style:style>
    <style:style style:name="P17" style:family="paragraph" style:parent-style-name="Text_20_body">
      <style:paragraph-properties fo:text-align="justify" style:justify-single-word="false"/>
      <style:text-properties fo:language="en" fo:country="US" officeooo:paragraph-rsid="0034d145"/>
    </style:style>
    <style:style style:name="P18" style:family="paragraph" style:parent-style-name="Text_20_body">
      <style:paragraph-properties fo:text-align="justify" style:justify-single-word="false"/>
      <style:text-properties fo:language="en" fo:country="US" officeooo:paragraph-rsid="003db426"/>
    </style:style>
    <style:style style:name="P19" style:family="paragraph" style:parent-style-name="Standard">
      <style:text-properties fo:language="en" fo:country="US" officeooo:paragraph-rsid="00178ffa"/>
    </style:style>
    <style:style style:name="P20" style:family="paragraph" style:parent-style-name="Text_20_body">
      <style:text-properties fo:language="en" fo:country="US" officeooo:paragraph-rsid="000f5f2b"/>
    </style:style>
    <style:style style:name="P21" style:family="paragraph" style:parent-style-name="Text_20_body">
      <style:text-properties fo:language="en" fo:country="US" officeooo:paragraph-rsid="00124202"/>
    </style:style>
    <style:style style:name="P22" style:family="paragraph" style:parent-style-name="Text_20_body">
      <style:text-properties fo:language="en" fo:country="US" officeooo:paragraph-rsid="001bcb16"/>
    </style:style>
    <style:style style:name="P23" style:family="paragraph" style:parent-style-name="Text_20_body">
      <style:text-properties fo:language="en" fo:country="US" officeooo:paragraph-rsid="0021dedd"/>
    </style:style>
    <style:style style:name="P24" style:family="paragraph" style:parent-style-name="Text_20_body">
      <style:text-properties fo:language="en" fo:country="US" officeooo:rsid="002753ee" officeooo:paragraph-rsid="002753ee"/>
    </style:style>
    <style:style style:name="P25" style:family="paragraph" style:parent-style-name="Text_20_body">
      <style:paragraph-properties fo:margin-left="0.75cm" fo:margin-right="0cm" fo:margin-top="0.212cm" fo:margin-bottom="0.212cm" style:contextual-spacing="false" fo:text-indent="0cm" style:auto-text-indent="false"/>
      <style:text-properties fo:language="en" fo:country="US"/>
    </style:style>
    <style:style style:name="P26" style:family="paragraph" style:parent-style-name="Text_20_body">
      <style:text-properties fo:language="en" fo:country="US" officeooo:rsid="00300b72" officeooo:paragraph-rsid="00300b72"/>
    </style:style>
    <style:style style:name="P27" style:family="paragraph" style:parent-style-name="Text_20_body">
      <style:text-properties fo:language="en" fo:country="US" officeooo:rsid="00300b72" officeooo:paragraph-rsid="0030971b"/>
    </style:style>
    <style:style style:name="P28" style:family="paragraph" style:parent-style-name="Text_20_body">
      <style:paragraph-properties fo:text-align="justify" style:justify-single-word="false"/>
      <style:text-properties fo:language="en" fo:country="US" officeooo:rsid="0036398e" officeooo:paragraph-rsid="0036398e"/>
    </style:style>
    <style:style style:name="P29" style:family="paragraph" style:parent-style-name="Text_20_body">
      <style:text-properties fo:language="en" fo:country="US" officeooo:paragraph-rsid="0040d874"/>
    </style:style>
    <style:style style:name="P30" style:family="paragraph" style:parent-style-name="Text_20_body">
      <style:paragraph-properties fo:margin-left="0.75cm" fo:margin-right="0cm" fo:margin-top="0.212cm" fo:margin-bottom="0.212cm" style:contextual-spacing="false" fo:text-indent="0cm" style:auto-text-indent="false"/>
    </style:style>
    <style:style style:name="P31" style:family="paragraph" style:parent-style-name="Text_20_body">
      <style:text-properties officeooo:paragraph-rsid="000f5f2b"/>
    </style:style>
    <style:style style:name="P32" style:family="paragraph" style:parent-style-name="Text_20_body">
      <style:text-properties officeooo:paragraph-rsid="00124202"/>
    </style:style>
    <style:style style:name="P33" style:family="paragraph" style:parent-style-name="Text_20_body">
      <style:text-properties officeooo:paragraph-rsid="00162cc1"/>
    </style:style>
    <style:style style:name="P34" style:family="paragraph" style:parent-style-name="Text_20_body">
      <style:text-properties officeooo:paragraph-rsid="001822f0"/>
    </style:style>
    <style:style style:name="P35" style:family="paragraph" style:parent-style-name="Text_20_body">
      <style:text-properties officeooo:paragraph-rsid="001bcb16"/>
    </style:style>
    <style:style style:name="P36" style:family="paragraph" style:parent-style-name="Text_20_body">
      <style:text-properties officeooo:paragraph-rsid="001e52ad"/>
    </style:style>
    <style:style style:name="P37" style:family="paragraph" style:parent-style-name="Text_20_body">
      <style:text-properties fo:font-weight="bold" officeooo:rsid="002323a9" officeooo:paragraph-rsid="002323a9" style:font-weight-asian="bold" style:font-weight-complex="bold"/>
    </style:style>
    <style:style style:name="P38" style:family="paragraph" style:parent-style-name="Text_20_body">
      <style:text-properties fo:font-weight="bold" officeooo:rsid="002609b8" officeooo:paragraph-rsid="002609b8" style:font-weight-asian="bold" style:font-weight-complex="bold"/>
    </style:style>
    <style:style style:name="P39" style:family="paragraph" style:parent-style-name="Text_20_body">
      <style:text-properties fo:font-weight="bold" officeooo:rsid="00266a2c" officeooo:paragraph-rsid="00266a2c" style:font-weight-asian="bold" style:font-weight-complex="bold"/>
    </style:style>
    <style:style style:name="P40" style:family="paragraph" style:parent-style-name="Text_20_body">
      <style:text-properties fo:font-weight="bold" officeooo:rsid="002c4156" officeooo:paragraph-rsid="002c4156" style:font-weight-asian="bold" style:font-weight-complex="bold"/>
    </style:style>
    <style:style style:name="P41" style:family="paragraph" style:parent-style-name="Text_20_body">
      <style:text-properties fo:font-weight="bold" officeooo:rsid="00323801" officeooo:paragraph-rsid="00323801" style:font-weight-asian="bold" style:font-weight-complex="bold"/>
    </style:style>
    <style:style style:name="P42" style:family="paragraph" style:parent-style-name="Text_20_body">
      <style:text-properties fo:font-weight="bold" officeooo:rsid="00385199" officeooo:paragraph-rsid="00385199" style:font-weight-asian="bold" style:font-weight-complex="bold"/>
    </style:style>
    <style:style style:name="P43" style:family="paragraph" style:parent-style-name="Text_20_body">
      <style:text-properties fo:font-weight="bold" officeooo:rsid="0042c9a6" officeooo:paragraph-rsid="0042c9a6" style:font-weight-asian="bold" style:font-weight-complex="bold"/>
    </style:style>
    <style:style style:name="P44" style:family="paragraph" style:parent-style-name="Standard">
      <style:paragraph-properties fo:text-align="justify" style:justify-single-word="false"/>
      <style:text-properties style:font-name="sans-serif" fo:language="en" fo:country="US" officeooo:paragraph-rsid="00178ffa"/>
    </style:style>
    <style:style style:name="P45" style:family="paragraph" style:parent-style-name="Standard">
      <style:paragraph-properties fo:text-align="justify" style:justify-single-word="false"/>
      <style:text-properties style:font-name="sans-serif" fo:language="en" fo:country="US" officeooo:paragraph-rsid="001822f0"/>
    </style:style>
    <style:style style:name="P46" style:family="paragraph" style:parent-style-name="Standard">
      <style:paragraph-properties fo:text-align="justify" style:justify-single-word="false"/>
      <style:text-properties style:font-name="sans-serif" fo:language="en" fo:country="US" officeooo:paragraph-rsid="00176a4e"/>
    </style:style>
    <style:style style:name="P47" style:family="paragraph" style:parent-style-name="Standard">
      <style:text-properties style:font-name="sans-serif" fo:language="en" fo:country="US" officeooo:paragraph-rsid="001822f0"/>
    </style:style>
    <style:style style:name="P48" style:family="paragraph" style:parent-style-name="Text_20_body">
      <style:text-properties officeooo:rsid="0034d145" officeooo:paragraph-rsid="0034d145"/>
    </style:style>
    <style:style style:name="P49" style:family="paragraph" style:parent-style-name="Text_20_body">
      <style:text-properties fo:font-weight="normal" officeooo:rsid="0039d77c" officeooo:paragraph-rsid="0039d77c" style:font-weight-asian="normal" style:font-weight-complex="normal"/>
    </style:style>
    <style:style style:name="P50" style:family="paragraph" style:parent-style-name="Text_20_body">
      <style:text-properties officeooo:rsid="003c0824" officeooo:paragraph-rsid="003c0824"/>
    </style:style>
    <style:style style:name="P51" style:family="paragraph" style:parent-style-name="Text_20_body">
      <style:text-properties officeooo:rsid="003db426" officeooo:paragraph-rsid="003db426"/>
    </style:style>
    <style:style style:name="P52" style:family="paragraph" style:parent-style-name="Text_20_body">
      <style:text-properties officeooo:paragraph-rsid="003fa129"/>
    </style:style>
    <style:style style:name="P53" style:family="paragraph" style:parent-style-name="Heading_20_1">
      <style:text-properties officeooo:rsid="000f5d23" officeooo:paragraph-rsid="000f5d23"/>
    </style:style>
    <style:style style:name="P54" style:family="paragraph" style:parent-style-name="Heading_20_1">
      <style:paragraph-properties fo:break-before="page"/>
      <style:text-properties officeooo:rsid="00148d35" officeooo:paragraph-rsid="00148d35"/>
    </style:style>
    <style:style style:name="P55" style:family="paragraph" style:parent-style-name="Heading_20_1">
      <style:paragraph-properties fo:break-before="page"/>
      <style:text-properties officeooo:rsid="001bcb16" officeooo:paragraph-rsid="001bcb16"/>
    </style:style>
    <style:style style:name="P56" style:family="paragraph" style:parent-style-name="Heading_20_1">
      <style:paragraph-properties fo:break-before="page"/>
      <style:text-properties officeooo:rsid="001dd5c2" officeooo:paragraph-rsid="001dd5c2"/>
    </style:style>
    <style:style style:name="P57" style:family="paragraph" style:parent-style-name="Heading_20_1">
      <style:paragraph-properties fo:break-before="page"/>
      <style:text-properties officeooo:rsid="00202514" officeooo:paragraph-rsid="00202514"/>
    </style:style>
    <style:style style:name="P58" style:family="paragraph" style:parent-style-name="Heading_20_2">
      <style:text-properties officeooo:rsid="000f5d23" officeooo:paragraph-rsid="000f5d23"/>
    </style:style>
    <style:style style:name="P59" style:family="paragraph" style:parent-style-name="Heading_20_2">
      <style:text-properties officeooo:rsid="000f5d23" officeooo:paragraph-rsid="000f5f2b"/>
    </style:style>
    <style:style style:name="P60" style:family="paragraph" style:parent-style-name="Heading_20_2">
      <style:text-properties officeooo:rsid="000f5d23" officeooo:paragraph-rsid="0010946b"/>
    </style:style>
    <style:style style:name="P61" style:family="paragraph" style:parent-style-name="Heading_20_2">
      <style:text-properties officeooo:rsid="000f5d23" officeooo:paragraph-rsid="00124202"/>
    </style:style>
    <style:style style:name="P62" style:family="paragraph" style:parent-style-name="Heading_20_2">
      <style:text-properties officeooo:rsid="000f5f2b" officeooo:paragraph-rsid="000f5f2b"/>
    </style:style>
    <style:style style:name="P63" style:family="paragraph" style:parent-style-name="Heading_20_2">
      <style:text-properties officeooo:rsid="000f5f2b" officeooo:paragraph-rsid="0010946b"/>
    </style:style>
    <style:style style:name="P64" style:family="paragraph" style:parent-style-name="Heading_20_2">
      <style:text-properties officeooo:rsid="0010946b" officeooo:paragraph-rsid="00124202"/>
    </style:style>
    <style:style style:name="P65" style:family="paragraph" style:parent-style-name="Heading_20_2">
      <style:text-properties officeooo:rsid="00124202" officeooo:paragraph-rsid="00124202"/>
    </style:style>
    <style:style style:name="P66" style:family="paragraph" style:parent-style-name="Heading_20_2">
      <style:text-properties officeooo:rsid="00162cc1" officeooo:paragraph-rsid="00162cc1"/>
    </style:style>
    <style:style style:name="P67" style:family="paragraph" style:parent-style-name="Heading_20_2">
      <style:text-properties officeooo:rsid="00162cc1" officeooo:paragraph-rsid="00176a4e"/>
    </style:style>
    <style:style style:name="P68" style:family="paragraph" style:parent-style-name="Heading_20_2">
      <style:text-properties officeooo:rsid="00176a4e" officeooo:paragraph-rsid="00176a4e"/>
    </style:style>
    <style:style style:name="P69" style:family="paragraph" style:parent-style-name="Heading_20_2">
      <style:text-properties officeooo:rsid="00176a4e" officeooo:paragraph-rsid="001822f0"/>
    </style:style>
    <style:style style:name="P70" style:family="paragraph" style:parent-style-name="Heading_20_2">
      <style:text-properties officeooo:rsid="001822f0" officeooo:paragraph-rsid="001822f0"/>
    </style:style>
    <style:style style:name="P71" style:family="paragraph" style:parent-style-name="Heading_20_2">
      <style:text-properties officeooo:rsid="001bcb16" officeooo:paragraph-rsid="001bcb16"/>
    </style:style>
    <style:style style:name="P72" style:family="paragraph" style:parent-style-name="Heading_20_2">
      <style:text-properties officeooo:rsid="001e52ad" officeooo:paragraph-rsid="001e52ad"/>
    </style:style>
    <style:style style:name="P73" style:family="paragraph" style:parent-style-name="Heading_20_2">
      <style:text-properties officeooo:rsid="002179f4" officeooo:paragraph-rsid="002179f4"/>
    </style:style>
    <style:style style:name="P74" style:family="paragraph" style:parent-style-name="Heading_20_2">
      <style:text-properties officeooo:rsid="002179f4" officeooo:paragraph-rsid="0021dedd"/>
    </style:style>
    <style:style style:name="P75" style:family="paragraph" style:parent-style-name="Heading_20_2">
      <style:text-properties officeooo:rsid="0021dedd" officeooo:paragraph-rsid="0021dedd"/>
    </style:style>
    <style:style style:name="P76" style:family="paragraph" style:parent-style-name="Text_20_body">
      <style:text-properties fo:language="en" fo:country="US" officeooo:rsid="00448412" officeooo:paragraph-rsid="00448412"/>
    </style:style>
    <style:style style:name="P77" style:family="paragraph" style:parent-style-name="Text_20_body">
      <style:paragraph-properties fo:text-align="justify" style:justify-single-word="false"/>
      <style:text-properties fo:language="en" fo:country="US" officeooo:paragraph-rsid="004fb680"/>
    </style:style>
    <style:style style:name="P78" style:family="paragraph" style:parent-style-name="Text_20_body">
      <style:paragraph-properties fo:text-align="justify" style:justify-single-word="false"/>
      <style:text-properties fo:language="en" fo:country="US" officeooo:paragraph-rsid="00554152"/>
    </style:style>
    <style:style style:name="P79" style:family="paragraph" style:parent-style-name="Text_20_body">
      <style:text-properties fo:language="en" fo:country="US" officeooo:rsid="003fa129" officeooo:paragraph-rsid="003fa129"/>
    </style:style>
    <style:style style:name="P80" style:family="paragraph" style:parent-style-name="Text_20_body">
      <style:text-properties fo:language="en" fo:country="US" officeooo:rsid="00501236" officeooo:paragraph-rsid="00501236"/>
    </style:style>
    <style:style style:name="P81" style:family="paragraph" style:parent-style-name="Text_20_body">
      <style:text-properties fo:language="en" fo:country="US" officeooo:rsid="00501236" officeooo:paragraph-rsid="0057a3b9"/>
    </style:style>
    <style:style style:name="P82" style:family="paragraph" style:parent-style-name="Text_20_body">
      <style:text-properties fo:language="en" fo:country="US" fo:font-weight="normal" officeooo:rsid="005093e6" officeooo:paragraph-rsid="005093e6" style:font-weight-asian="normal" style:font-weight-complex="normal"/>
    </style:style>
    <style:style style:name="P83" style:family="paragraph" style:parent-style-name="Text_20_body">
      <style:paragraph-properties fo:text-align="justify" style:justify-single-word="false"/>
      <style:text-properties fo:language="en" fo:country="US" officeooo:rsid="0036398e" officeooo:paragraph-rsid="0053ef32"/>
    </style:style>
    <style:style style:name="P84" style:family="paragraph" style:parent-style-name="Text_20_body">
      <style:text-properties fo:language="en" fo:country="US" officeooo:rsid="005a824e" officeooo:paragraph-rsid="005a824e"/>
    </style:style>
    <style:style style:name="P85" style:family="paragraph" style:parent-style-name="Text_20_body">
      <style:text-properties fo:font-weight="bold" officeooo:rsid="004594fc" officeooo:paragraph-rsid="004594fc" style:font-weight-asian="bold" style:font-weight-complex="bold"/>
    </style:style>
    <style:style style:name="P86" style:family="paragraph" style:parent-style-name="Text_20_body">
      <style:text-properties fo:font-weight="bold" officeooo:rsid="004763e2" officeooo:paragraph-rsid="004763e2" style:font-weight-asian="bold" style:font-weight-complex="bold"/>
    </style:style>
    <style:style style:name="P87" style:family="paragraph" style:parent-style-name="Text_20_body">
      <style:text-properties fo:font-weight="bold" officeooo:rsid="004f63fa" officeooo:paragraph-rsid="004f63fa" style:font-weight-asian="bold" style:font-weight-complex="bold"/>
    </style:style>
    <style:style style:name="P88" style:family="paragraph" style:parent-style-name="Text_20_body">
      <style:text-properties fo:font-weight="bold" officeooo:rsid="00576080" officeooo:paragraph-rsid="00576080" style:font-weight-asian="bold" style:font-weight-complex="bold"/>
    </style:style>
    <style:style style:name="P89" style:family="paragraph" style:parent-style-name="Text_20_body">
      <style:text-properties officeooo:rsid="00493cd2" officeooo:paragraph-rsid="00493cd2"/>
    </style:style>
    <style:style style:name="P90" style:family="paragraph" style:parent-style-name="Text_20_body">
      <style:text-properties officeooo:rsid="004bdee3" officeooo:paragraph-rsid="004bdee3"/>
    </style:style>
    <style:style style:name="P91" style:family="paragraph" style:parent-style-name="Text_20_body">
      <style:paragraph-properties fo:text-align="justify" style:justify-single-word="false"/>
      <style:text-properties officeooo:paragraph-rsid="004d6ce8"/>
    </style:style>
    <style:style style:name="P92" style:family="paragraph" style:parent-style-name="Text_20_body">
      <style:paragraph-properties fo:text-align="justify" style:justify-single-word="false"/>
    </style:style>
    <style:style style:name="P93" style:family="paragraph" style:parent-style-name="Text_20_body">
      <style:paragraph-properties fo:margin-left="0.75cm" fo:margin-right="0cm" fo:margin-top="0cm" fo:margin-bottom="0cm" style:contextual-spacing="false" fo:text-align="justify" style:justify-single-word="false" fo:text-indent="0cm" style:auto-text-indent="false"/>
      <style:text-properties officeooo:paragraph-rsid="00524f67"/>
    </style:style>
    <style:style style:name="P94" style:family="paragraph" style:parent-style-name="Text_20_body">
      <style:paragraph-properties fo:text-align="justify" style:justify-single-word="false"/>
      <style:text-properties officeooo:paragraph-rsid="005ae92d"/>
    </style:style>
    <style:style style:name="P95" style:family="paragraph" style:parent-style-name="Text_20_body">
      <style:text-properties officeooo:rsid="00501236" officeooo:paragraph-rsid="00501236"/>
    </style:style>
    <style:style style:name="P96" style:family="paragraph" style:parent-style-name="Text_20_body">
      <style:text-properties officeooo:rsid="0057a3b9" officeooo:paragraph-rsid="0057a3b9"/>
    </style:style>
    <style:style style:name="P97" style:family="paragraph" style:parent-style-name="Text_20_body">
      <style:text-properties officeooo:rsid="005881a0" officeooo:paragraph-rsid="005881a0"/>
    </style:style>
    <style:style style:name="T1" style:family="text">
      <style:text-properties fo:font-variant="normal" fo:text-transform="none"/>
    </style:style>
    <style:style style:name="T2" style:family="text">
      <style:text-properties officeooo:rsid="000f5f2b"/>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39d77c" style:font-weight-asian="normal" style:font-weight-complex="normal"/>
    </style:style>
    <style:style style:name="T6" style:family="text">
      <style:text-properties fo:language="en" fo:country="US" fo:font-weight="normal" officeooo:rsid="004fb680" style:font-weight-asian="normal" style:font-weight-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3c0824"/>
    </style:style>
    <style:style style:name="T9" style:family="text">
      <style:text-properties fo:language="en" fo:country="US" officeooo:rsid="003fa129"/>
    </style:style>
    <style:style style:name="T10" style:family="text">
      <style:text-properties fo:language="en" fo:country="US" officeooo:rsid="00448412"/>
    </style:style>
    <style:style style:name="T11" style:family="text">
      <style:text-properties fo:language="en" fo:country="US" officeooo:rsid="004bdee3"/>
    </style:style>
    <style:style style:name="T12" style:family="text">
      <style:text-properties fo:language="en" fo:country="US" officeooo:rsid="004d6ce8"/>
    </style:style>
    <style:style style:name="T13" style:family="text">
      <style:text-properties fo:language="en" fo:country="US" officeooo:rsid="005a824e"/>
    </style:style>
    <style:style style:name="T14" style:family="text">
      <style:text-properties fo:language="en" fo:country="US" officeooo:rsid="005ae92d"/>
    </style:style>
    <style:style style:name="T15" style:family="text">
      <style:text-properties officeooo:rsid="0010946b"/>
    </style:style>
    <style:style style:name="T16" style:family="text">
      <style:text-properties officeooo:rsid="00124202"/>
    </style:style>
    <style:style style:name="T17" style:family="text">
      <style:text-properties style:text-position="-8% 80%" fo:language="en" fo:country="US"/>
    </style:style>
    <style:style style:name="T18" style:family="text">
      <style:text-properties style:font-name="sans-serif"/>
    </style:style>
    <style:style style:name="T19" style:family="text">
      <style:text-properties style:font-name="sans-serif" fo:language="en" fo:country="US"/>
    </style:style>
    <style:style style:name="T20" style:family="text">
      <style:text-properties officeooo:rsid="002457e7"/>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03538bf" style:font-style-asian="italic" style:font-weight-asian="normal" style:font-style-complex="italic" style:font-weight-complex="normal"/>
    </style:style>
    <style:style style:name="T24" style:family="text">
      <style:text-properties officeooo:rsid="002753ee"/>
    </style:style>
    <style:style style:name="T25" style:family="text">
      <style:text-properties officeooo:rsid="002e74fd"/>
    </style:style>
    <style:style style:name="T26" style:family="text">
      <style:text-properties officeooo:rsid="0034d145"/>
    </style:style>
    <style:style style:name="T27" style:family="text">
      <style:text-properties fo:font-weight="bold" style:font-weight-asian="bold" style:font-weight-complex="bold"/>
    </style:style>
    <style:style style:name="T28" style:family="text">
      <style:text-properties fo:font-weight="bold" officeooo:rsid="00291d84" style:font-weight-asian="bold" style:font-weight-complex="bold"/>
    </style:style>
    <style:style style:name="T29" style:family="text">
      <style:text-properties fo:font-weight="bold" officeooo:rsid="0031e04c" style:font-weight-asian="bold" style:font-weight-complex="bold"/>
    </style:style>
    <style:style style:name="T30" style:family="text">
      <style:text-properties fo:font-weight="bold" officeooo:rsid="003e48d0"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40d874" style:font-weight-asian="normal" style:font-weight-complex="normal"/>
    </style:style>
    <style:style style:name="T33" style:family="text">
      <style:text-properties fo:font-weight="normal" officeooo:rsid="004fb680" style:font-weight-asian="normal" style:font-weight-complex="normal"/>
    </style:style>
    <style:style style:name="T34" style:family="text">
      <style:text-properties fo:font-weight="normal" officeooo:rsid="00554152" style:font-weight-asian="normal" style:font-weight-complex="normal"/>
    </style:style>
    <style:style style:name="T35" style:family="text">
      <style:text-properties fo:font-weight="normal" officeooo:rsid="00501236" style:font-weight-asian="normal" style:font-weight-complex="normal"/>
    </style:style>
    <style:style style:name="T36" style:family="text">
      <style:text-properties fo:font-weight="normal" officeooo:rsid="005886c9" style:font-weight-asian="normal" style:font-weight-complex="normal"/>
    </style:style>
    <style:style style:name="T37" style:family="text">
      <style:text-properties officeooo:rsid="003db426"/>
    </style:style>
    <style:style style:name="T38" style:family="text">
      <style:text-properties officeooo:rsid="003fa129"/>
    </style:style>
    <style:style style:name="T39" style:family="text">
      <style:text-properties officeooo:rsid="005a4637"/>
    </style:style>
    <style:style style:name="T40" style:family="text">
      <style:text-properties officeooo:rsid="005a824e"/>
    </style:style>
    <style:style style:name="T41" style:family="text">
      <style:text-properties officeooo:rsid="005ae92d"/>
    </style:style>
    <style:style style:name="T42" style:family="text">
      <style:text-properties officeooo:rsid="005bc7cb"/>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so Comments</text:p>
      <text:h text:style-name="P53" text:outline-level="1">Reviewer 1</text:h>
      <text:h text:style-name="P58" text:outline-level="2">1. Comment </text:h>
      <text:p text:style-name="P8">Not very good title. Anyone outside the machine learning expert readers would not know what “creating features” means. The key words do not help. PSO is repeated and machine learning in general or specific methods are not mentioned in either. It is surprising that Grammatical Evolution is not in the title when it appears to be at the core of the proposed method.</text:p>
      <text:h text:style-name="P58" text:outline-level="2">Response </text:h>
      <text:p text:style-name="P14"><text:span text:style-name="T20">The title has been changed to:”</text:span><text:bookmark text:name="magicparlabel-4930"/><text:span text:style-name="T21">A feature construction method that combines Particle Swarm Optimization and Grammatical Evolution</text:span><text:span text:style-name="T20">”</text:span></text:p>
      <text:p text:style-name="P37"/>
      <text:h text:style-name="P58" text:outline-level="2">2. Comment </text:h>
      <text:p text:style-name="P8">Lines 4 and 5 hint at the need to remove features (feature selection / pruning), yet this is followed by proposing the use of Grammatical Evolution + PSO to create artificial features. Why? Seems unjustified and even contradictory.</text:p>
      <text:h text:style-name="P58" text:outline-level="2">Response </text:h>
      <text:p text:style-name="P51">The abstract has been re -written to the following:</text:p>
      <text:p text:style-name="P18"><text:span text:style-name="T37">“</text:span><text:span text:style-name="T21">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text:span><text:soft-page-break/><text:span text:style-name="T21">show a significant improvement of 30% on average in classification datasets and an even greater improvement of 60% in data fitting datasets.</text:span><text:span text:style-name="T37">”</text:span></text:p>
      <text:h text:style-name="P58" text:outline-level="2">3. Comment </text:h>
      <text:p text:style-name="P8">It is unclear if the proposed method only creates artificial features or also carried out feature selection.</text:p>
      <text:h text:style-name="P58" text:outline-level="2">Response </text:h>
      <text:p text:style-name="P50">The following phrase has been added at the Introduction section of the revised manuscript:</text:p>
      <text:p text:style-name="P6"><text:span text:style-name="T8">“</text:span><text:bookmark text:name="magicparlabel-28549"/><text:span text:style-name="T7">Morever, Pourzangbar proposed a feature selection method [</text:span><text:a xlink:type="simple" xlink:href="#LyXCite-gpFSEL" text:style-name="Internet_20_link" text:visited-style-name="Visited_20_Internet_20_Link"><text:span text:style-name="T7">gpFSEL</text:span></text:a><text:span text:style-name="T7">]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 </text:span><text:span text:style-name="T8">”</text:span></text:p>
      <text:h text:style-name="P58" text:outline-level="2">4. Comment </text:h>
      <text:p text:style-name="P8">Papers referenced are quite old.</text:p>
      <text:h text:style-name="P59" text:outline-level="2">Response </text:h>
      <text:p text:style-name="P27">The bibliography list has been improved in the revised version using more recent papers from the relevant literature.</text:p>
      <text:h text:style-name="P62" text:outline-level="2">5. Comment </text:h>
      <text:p text:style-name="P20">Second paragraph: by "a number of parameters", the authors seem to refer to the weights of the models (to be trained). What about the hyperparameters (which could also be trained)? The latter arguably present <text:span text:style-name="T39">more</text:span> challenges!</text:p>
      <text:p text:style-name="P30">Seemingly, the three problems stated for machine learning models are:</text:p>
      <text:p text:style-name="P30">1) The need to train the weights.</text:p>
      <text:p text:style-name="P30">2) The need for memory.</text:p>
      <text:p text:style-name="P30">3) Overtraining.</text:p>
      <text:p text:style-name="P30">The first two are almost tautological. And the third has been known and dealt with forever. And in fact, the literature review here about how this is addressed is very old in this paper.</text:p>
      <text:p text:style-name="P30">Please, number these problems and state them more clearly and concisely (may be expanded later, outside the list).</text:p>
      <text:p text:style-name="P31"/>
      <text:h text:style-name="P62" text:outline-level="2"><text:soft-page-break/>Response </text:h>
      <text:p text:style-name="P94"><text:span text:style-name="T13">1) </text:span><text:span text:style-name="T14">We have re – rewrite this paragraph to the following:”</text:span><text:span text:style-name="T7">In the majority of cases, the machine learning models have a number of parameters that should be determined through some algorithms. These parameters include, for example, the weights of artificial neural networks, which can be estimated with techniques such as the Back Propagation method [</text:span><text:a xlink:type="simple" xlink:href="#LyXCite-bpnn" text:style-name="Internet_20_link" text:visited-style-name="Visited_20_Internet_20_Link"><text:span text:style-name="T7">bpnn</text:span></text:a><text:span text:style-name="T7">, </text:span><text:a xlink:type="simple" xlink:href="#LyXCite-bpnn2" text:style-name="Internet_20_link" text:visited-style-name="Visited_20_Internet_20_Link"><text:span text:style-name="T7">bpnn2</text:span></text:a><text:span text:style-name="T7">] or for example Genetic algorithms [</text:span><text:a xlink:type="simple" xlink:href="#LyXCite-geneticnn1" text:style-name="Internet_20_link" text:visited-style-name="Visited_20_Internet_20_Link"><text:span text:style-name="T7">geneticnn1</text:span></text:a><text:span text:style-name="T7">, </text:span><text:a xlink:type="simple" xlink:href="#LyXCite-geneticnn2" text:style-name="Internet_20_link" text:visited-style-name="Visited_20_Internet_20_Link"><text:span text:style-name="T7">geneticnn2</text:span></text:a><text:span text:style-name="T7">, </text:span><text:a xlink:type="simple" xlink:href="#LyXCite-geneticnn3" text:style-name="Internet_20_link" text:visited-style-name="Visited_20_Internet_20_Link"><text:span text:style-name="T7">geneticnn3</text:span></text:a><text:span text:style-name="T7">] but also the hyperparameters of learning models that require different handling [</text:span><text:a xlink:type="simple" xlink:href="#LyXCite-hyper1" text:style-name="Internet_20_link" text:visited-style-name="Visited_20_Internet_20_Link"><text:span text:style-name="T7">hyper1</text:span></text:a><text:span text:style-name="T7">, </text:span><text:a xlink:type="simple" xlink:href="#LyXCite-hyper2" text:style-name="Internet_20_link" text:visited-style-name="Visited_20_Internet_20_Link"><text:span text:style-name="T7">hyper2</text:span></text:a><text:span text:style-name="T7">, </text:span><text:a xlink:type="simple" xlink:href="#LyXCite-hyper3" text:style-name="Internet_20_link" text:visited-style-name="Visited_20_Internet_20_Link"><text:span text:style-name="T7">hyper3</text:span></text:a><text:span text:style-name="T7">]. </text:span><text:span text:style-name="T14">”</text:span></text:p>
      <text:p text:style-name="P84">2)<text:span text:style-name="T42">The literature review has been updated to include more recent papers</text:span></text:p>
      <text:h text:style-name="P59" text:outline-level="2"/>
      <text:h text:style-name="P59" text:outline-level="2"><text:span text:style-name="T25">6</text:span><text:span text:style-name="T2">. Comment </text:span></text:h>
      <text:p text:style-name="P9">The novelty and motivation of (justification for) this research are unclear. Seemingly, the proposed method is loosely described in Lines 51-68. It is said to comprise two phases, but only the first phase is explicitly stated --namely, using Grammatical Evolution (GE) to create artificial features. Is the "PSO + RBF network" the second phase? If so, it is confusing given that the title states that features are created using PSO rather than GE. I also do not understand what the authors mean by "...features are iteratively adjusted" using (hybrid) PSO.</text:p>
      <text:h text:style-name="P62" text:outline-level="2">Response </text:h>
      <text:p text:style-name="P43">(den exei katalabei poia einai i deyteri fasi na to eksigiso kalytera edo )</text:p>
      <text:h text:style-name="P59" text:outline-level="2"><text:span text:style-name="T25">7</text:span><text:span text:style-name="T2">. Comment </text:span></text:h>
      <text:p text:style-name="P9">Structure of the Introduction needs improving. Lines 60-63 clarifying why RBF and why PSO are unnecessary in the introduction, especially following a top-level description of the proposed method. Lines 63-78 go back to a literature review after the proposed method was already introduced.</text:p>
      <text:h text:style-name="P63" text:outline-level="2">Response </text:h>
      <text:h text:style-name="P60" text:outline-level="2"><text:span text:style-name="T25">8</text:span><text:span text:style-name="T15">. Comment </text:span></text:h>
      <text:p text:style-name="P10">Section 2.1. Grammatical Evolution can and must be explained better. Figure 1 and Table 1 are presented with no context or explanation. The reader can refer to the literature for the details, but the main concepts behind the method should be explained more clearly in a self-contained manner. The authors should include an introduction to BNF grammar for non-experts, explain how to encode a solution in a chromosome, what genetic operations are performed, and how these operations result in valid expressions. This section is poor.</text:p>
      <text:h text:style-name="P64" text:outline-level="2"><text:soft-page-break/>Response </text:h>
      <text:p text:style-name="P43">(kaluteri exigisi tou Feature Construction)</text:p>
      <text:h text:style-name="P61" text:outline-level="2"><text:span text:style-name="T25">9</text:span><text:span text:style-name="T16">. Comment </text:span></text:h>
      <text:p text:style-name="P11">Section 2.2 starts generating artificial features. Why is this necessary? What is the justification/motivation for proposing this? The new features are non-linear transformations of the original features. This seems like the opposite direction to feature selection, where features that bring no new information are to be removed.</text:p>
      <text:h text:style-name="P65" text:outline-level="2">Response </text:h>
      <text:p text:style-name="P87">(tha balo diagramma tou section 2 kai etsi tha ginei pio ksekatharo giati to kanoume etsi)</text:p>
      <text:h text:style-name="P61" text:outline-level="2"><text:span text:style-name="T16">1</text:span><text:span text:style-name="T25">0</text:span><text:span text:style-name="T16">. Comment </text:span></text:h>
      <text:p text:style-name="P11">Section 2.3, which introduces the use of RBFNs for the evaluation of the fitness of candidate solutions, consists of showing a pseudo-code. No explanation, discussion or justification. Very hard to follow.</text:p>
      <text:h text:style-name="P65" text:outline-level="2">Response </text:h>
      <text:h text:style-name="P61" text:outline-level="2"><text:span text:style-name="T16">1</text:span><text:span text:style-name="T25">1</text:span><text:span text:style-name="T16">. Comment </text:span></text:h>
      <text:p text:style-name="P3"><text:span text:style-name="T3">Section 2.4, which introduces the used PSO algorithm, also consists of a pseudo-code followed a few lines with no explanation, confusing and seemingly incorrect equations. For example, </text:span><text:span text:style-name="Emphasis"><text:span text:style-name="T3">p</text:span></text:span><text:span text:style-name="Emphasis"><text:span text:style-name="T17">i</text:span></text:span><text:span text:style-name="T3"> is a function of itself in Eq. (3). This is probably copied from iterative code but is mathematically incorrect. The same is true for </text:span><text:span text:style-name="Emphasis"><text:span text:style-name="T3">u</text:span></text:span><text:span text:style-name="Emphasis"><text:span text:style-name="T17">i</text:span></text:span><text:span text:style-name="T3"> in Eq. (4), which is also a function of itself. The two attractors are undefined in the body text. The inertia weight is stochastic, which is not classical and not widely adopted, without explanation. The subscript “iter” is unnecessary. It is simply a stochastic variable like </text:span><text:span text:style-name="Emphasis"><text:span text:style-name="T3">r </text:span></text:span><text:span text:style-name="T3">(with the same distribution but different bounds). Distribution of </text:span><text:span text:style-name="Emphasis"><text:span text:style-name="T3">r</text:span></text:span><text:span text:style-name="T3"> not mentioned. Neighbourhood topology?</text:span></text:p>
      <text:h text:style-name="P65" text:outline-level="2">Response </text:h>
      <text:p text:style-name="P89">1. We have replaced the values u,p,b with vector notations.</text:p>
      <text:p text:style-name="P91"><text:span text:style-name="T11">2. </text:span><text:span text:style-name="T12">For the inertia the following statement has been added:”</text:span><text:bookmark text:name="magicparlabel-47021"/><text:span text:style-name="T7">The variable ω , commonly called inertia, was suggested by Shi and Eberhart [</text:span><text:a xlink:type="simple" xlink:href="#LyXCite-pso_major" text:style-name="Internet_20_link" text:visited-style-name="Visited_20_Internet_20_Link"><text:span text:style-name="T7">pso_major</text:span></text:a><text:span text:style-name="T7">]. In the original paper, they proposed the idea that large values for the inertia coefficient can lead to a better exploration of the search space while smaller values of the coefficient lead to the method being concentrated around regions likely to contain the global minimum. Hence, in their work, the value of the inertia factor generally starts with large values and decreases with repetition. In the current work was computed through the following equation </text:span></text:p>
      <text:section text:style-name="Sect1" text:name="magicparlabel-47022">
        <text:p text:style-name="P92"><text:span text:style-name="T7">ω =0.5+ r 2 (1) The variable r is a a random number with r ∈ [ 0,1 ] . This inertia calculation was proposed in [</text:span><text:a xlink:type="simple" xlink:href="#LyXCite-random_inertia" text:style-name="Internet_20_link" text:visited-style-name="Visited_20_Internet_20_Link"><text:span text:style-name="T7">random_inertia</text:span></text:a><text:span text:style-name="T7">]. With this calculation of the inertia variable, an even better exploration </text:span><text:soft-page-break/><text:span text:style-name="T7">of the research space is achieved with the randomness it introduces, something that was also found in the publication of Charilogis and Tsoulos [</text:span><text:a xlink:type="simple" xlink:href="#LyXCite-ipso" text:style-name="Internet_20_link" text:visited-style-name="Visited_20_Internet_20_Link"><text:span text:style-name="T7">ipso</text:span></text:a><text:span text:style-name="T7">].</text:span><text:span text:style-name="T12">”</text:span></text:p>
      </text:section>
      <text:p text:style-name="P90">3. <text:span text:style-name="T10">A flowchart showing the steps of the proposed method has been added at the end of Section 2.</text:span></text:p>
      <text:p text:style-name="P86"/>
      <text:p text:style-name="P85"/>
      <text:h text:style-name="P61" text:outline-level="2"><text:span text:style-name="T16">1</text:span><text:span text:style-name="T25">2</text:span><text:span text:style-name="T16">. Comment </text:span></text:h>
      <text:p text:style-name="P21">I did not check all the experiments in details. At first glance, I do not see a clear justification for the selection of the benchmark problems or for the algorithms used for comparison.</text:p>
      <text:p text:style-name="P25">It is said that the proposed technique is compared against five other well-known methods from the literature, seemingly gathered in Tables 3 and 4. How are the authors comparing a genetic algorithm (optimiser) against RBFN (network used to represent the fitness function) and then against another optimiser (ADAM)?</text:p>
      <text:p text:style-name="P30"><text:span text:style-name="T3">What is </text:span><text:span text:style-name="Emphasis"><text:span text:style-name="T3">f</text:span></text:span><text:span text:style-name="T3"> in Tables 5 and 6? It should be defined in the caption. If these are the results from the proposed method, why RBF and Genetic?</text:span></text:p>
      <text:p text:style-name="P32"/>
      <text:h text:style-name="P65" text:outline-level="2">Response</text:h>
      <text:p text:style-name="P29"><text:span text:style-name="T38">1</text:span><text:span text:style-name="T28">. </text:span><text:span text:style-name="T32">The following text has been added at the beginning of Section 3: ”</text:span><text:span text:style-name="T21">These problems have been studied by various researchers in the relevant literature and cover a wide range of research areas from Physics to Economics. </text:span><text:span text:style-name="T32">”</text:span></text:p>
      <text:p text:style-name="P79">2. <text:span text:style-name="T33">The following phrase has been added to Section 3 before the experimental results:</text:span></text:p>
      <text:p text:style-name="P77"><text:span text:style-name="T33">“</text:span><text:span text:style-name="T21">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network which will be trained using a genetic algorithm. This is done in order to establish the potential of the proposed procedure to improve the performance of both simple machine learning models and complex models.</text:span><text:span text:style-name="T33">”</text:span></text:p>
      <text:p text:style-name="P52"><text:span text:style-name="T9">3. We have modified the captions by adding the following phrase: “</text:span><text:span text:style-name="T7">The variable f corresponds to the number of artificial features created by the proposed method.</text:span><text:span text:style-name="T9">”</text:span></text:p>
      <text:p text:style-name="P32"/>
      <text:h text:style-name="P54" text:outline-level="1">Reviewer 2</text:h>
      <text:h text:style-name="P66" text:outline-level="2">1. Comment </text:h>
      <text:p text:style-name="P7"><text:bookmark text:name="page3R_mcid3"/><text:span text:style-name="T18">In Abstract it is not needed to talk about the</text:span> <text:span text:style-name="T18">problem definition and gaps of the previous studies. Here, just focus on your aim, material and methodology,</text:span> <text:span text:style-name="T18">and</text:span> <text:span text:style-name="T18">results.</text:span> <text:span text:style-name="T18">It is strongly recommended to rewrite</text:span> <text:span text:style-name="T18">the Abstract.</text:span></text:p>
      <text:h text:style-name="P66" text:outline-level="2">Response </text:h>
      <text:p text:style-name="P48">The abstract has been changed to the following:</text:p>
      <text:p text:style-name="P17"><text:span text:style-name="T26">“</text:span><text:span text:style-name="T22">The problem of data classification or data fitting is widely applicable in a multitude of scientific areas, and for this reason a number of machine learning models have been developed. However, in many cases, these models present problems of overfitting and cannot generalize satisfactorily to unknown data. Furthermore, in many cases, many of the features of the input data do not contribute to learning, or there may even be hidden correlations between the features of the dataset. The purpose of the proposed method is to significantly reduce the data classification or regression error through the usage of a technique that utilizes the Particle Swarm Optimization method and Grammatical Evolution. This method is divided into two phases: in the first phase artificial features are constructed using Grammatical Evolution and the progress of the creation of these features is controlled by the Particle Swarm Optimization method. In addition, this new technique utilizes penalty factors to limit the generated features to a range of values to make training machine learning models more efficient. In the second phase of the proposed technique, these features are exploited to transform the original data set and then any machine learning method can be applied to this data set. The performance of the proposed method was measured on some benchmark datasets from the relevant literature. Also, the method was tested against a series of widely used machine learning models. Experiments performed show a significant improvement of 30% on average in classification datasets and an even greater improvement of 60% in data fitting dataset</text:span><text:span text:style-name="T23">s</text:span><text:span text:style-name="T22">.</text:span><text:span text:style-name="T26">”</text:span></text:p>
      <text:h text:style-name="P66" text:outline-level="2">2. Comment </text:h>
      <text:p text:style-name="P44"><text:bookmark text:name="page3R_mcid4"/>The authors should address some studies dealt with the application of ML methods specially PSO in engineering. For instance, the following papers could strengthen the Literature Review of the paper.</text:p>
      <text:p text:style-name="P19"><text:bookmark text:name="page3R_mcid5"/><text:line-break/><text:span text:style-name="T18">https://doi.org/10.1016/j.apor.2021.102706</text:span><text:bookmark text:name="page3R_mcid7"/><text:bookmark text:name="page3R_mcid6"/><text:line-break/><text:span text:style-name="T18">https://doi.org/10.1016/j.coastaleng.2016.12.008</text:span><text:bookmark text:name="page3R_mcid9"/><text:bookmark text:name="page3R_mcid8"/><text:line-break/><text:span text:style-name="T18">https://doi.org/10.1016/j.energy.2018.05.099</text:span><text:bookmark text:name="page3R_mcid11"/><text:bookmark text:name="page3R_mcid10"/><text:line-break/><text:span text:style-name="T18">https://doi.org/10.2166/hydro.2017.125</text:span><text:bookmark text:name="page3R_mcid13"/><text:bookmark text:name="page3R_mcid12"/><text:line-break/><text:span text:style-name="T18">https://doi.org/10.1016/j.apor.2017.01.012</text:span><text:bookmark text:name="page3R_mcid15"/><text:bookmark text:name="page3R_mcid14"/><text:line-break/></text:p>
      <text:h text:style-name="P66" text:outline-level="2"><text:soft-page-break/>Response </text:h>
      <text:p text:style-name="P28">These references has been added in the Introduction section of the revised manuscript. Also, more recent references has been used in various places of the text. </text:p>
      <text:h text:style-name="P66" text:outline-level="2">3. Comment </text:h>
      <text:p text:style-name="P45"><text:bookmark text:name="page3R_mcid15 Copy 1"/>Other ML methods also have been used for Feature selection such as Genetic Programming. Please clarify the difference of the current paper with them. For instance, the following paper can be used for this comparison:</text:p>
      <text:p text:style-name="P2"><text:bookmark text:name="page3R_mcid16"/><text:line-break/><text:span text:style-name="T18">A. Pourzangbar, Determination of the most effective</text:span> <text:span text:style-name="T18">parameters on scour depth at seawalls using</text:span><text:line-break/><text:span text:style-name="T18">genetic</text:span> <text:span text:style-name="T18">programming (GP).</text:span> <text:span text:style-name="T18">In The 10th International</text:span> <text:span text:style-name="T18">Conference on Coasts, Ports and Marine</text:span><text:line-break/><text:span text:style-name="T18">Structures</text:span> <text:span text:style-name="T18">(ICOPMASS 2012), Tehran, Iran, 9p, November 2012.</text:span></text:p>
      <text:p text:style-name="P33"/>
      <text:h text:style-name="P67" text:outline-level="2">Response </text:h>
      <text:p text:style-name="P49">This references has been added an <text:s/>also the following text has been added in the Introduction section of the revised manuscript:</text:p>
      <text:p text:style-name="P5"><text:span text:style-name="T5">“</text:span><text:bookmark text:name="magicparlabel-23697"/><text:span text:style-name="T7">Morever, Pourzangbar proposed a feature selection method [</text:span><text:a xlink:type="simple" xlink:href="#LyXCite-gpFSEL" text:style-name="Internet_20_link" text:visited-style-name="Visited_20_Internet_20_Link"><text:span text:style-name="T7">gpFSEL</text:span></text:a><text:span text:style-name="T7">] based on Genetic Programming for the determination of the most effective parameters on on scour depth at seawalls. The proposed technique essentially, in addition to creating artificial features, also selects features at the same time, since it can remove from the final features those that will not bring significant benefits to the learning of the objective problem.</text:span><text:span text:style-name="T3"> </text:span><text:span text:style-name="T5">”</text:span></text:p>
      <text:h text:style-name="P68" text:outline-level="2">4. Comment </text:h>
      <text:p text:style-name="P46"><text:bookmark text:name="page3R_mcid17"/>The paper would benefit from organizing Section 3 to focus on the materials and methods, providing explanations of the methodologies, datasets used, and evaluation indices. Additionally, Section 4 should be dedicated to presenting the results, which is currently lacking in the paper. Furthermore, it would be helpful to introduce the concept of "classification error" within the paper</text:p>
      <text:h text:style-name="P69" text:outline-level="2">Response </text:h>
      <text:p text:style-name="P95">1) <text:span text:style-name="T6">The following phrase has been added to Section 3 before the experimental results:</text:span></text:p>
      <text:p text:style-name="P80"><text:span text:style-name="T33">“</text:span><text:span text:style-name="T21">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text:span><text:soft-page-break/><text:span text:style-name="T21">network which will be trained using a genetic algorithm. This is done in order to establish the potential of the proposed procedure to improve the performance of both simple machine learning models and complex models.</text:span><text:span text:style-name="T33">”</text:span></text:p>
      <text:p text:style-name="P78"><text:span text:style-name="T33">2</text:span><text:span text:style-name="T35">) </text:span><text:span text:style-name="T34">The following text has been added to clarify the term classification error: “</text:span><text:span text:style-name="T21">Here by the term classification error, we mean the percentage of patterns in the test set that are classified into a different class than expected.</text:span><text:span text:style-name="T34">”</text:span></text:p>
      <text:p text:style-name="P80"><text:span text:style-name="T31">3) </text:span><text:span text:style-name="T27">Diagrammata apo alexandro</text:span></text:p>
      <text:p text:style-name="P82">4) <text:span text:style-name="T27">Eksigisi sto conclusions kai discussion pano sta apotelesmata</text:span></text:p>
      <text:p text:style-name="P41"/>
      <text:h text:style-name="P70" text:outline-level="2">5. Comment </text:h>
      <text:p text:style-name="P2"><text:bookmark text:name="page3R_mcid18"/><text:span text:style-name="T19">The presentation of results in the paper is insufficient, and it is suggested that the authors employ additional statistical indices to demonstrate the superiority of their model. Furthermore, it is recommended to visually compare the performance of <text:s/>different models to enhance the clarity of the findings.</text:span><text:bookmark text:name="page3R_mcid19"/><text:span text:style-name="T3"><text:line-break/></text:span></text:p>
      <text:h text:style-name="P70" text:outline-level="2">Response </text:h>
      <text:p text:style-name="P38">(Ο Αλέξανδρος θα κάνει δύο ακόμα τεστ)</text:p>
      <text:h text:style-name="P70" text:outline-level="2">6. Comment </text:h>
      <text:p text:style-name="P47"><text:bookmark text:name="page3R_mcid19 Copy 1"/>Figure quality is not good. Please use high-resolution figures</text:p>
      <text:p text:style-name="P34"/>
      <text:h text:style-name="P70" text:outline-level="2">Response</text:h>
      <text:p text:style-name="P38">(Νέες εικόνες από Αλέξανδρο)</text:p>
      <text:h text:style-name="P55" text:outline-level="1">Reviewer 3</text:h>
      <text:h text:style-name="P71" text:outline-level="2">1. Comment </text:h>
      <text:p text:style-name="P12">The title needs modification, it cannot well present what the manuscript presents. The authors mentioned particle swarm optimization in the title, however, the authors used combination of algorithms. </text:p>
      <text:h text:style-name="P71" text:outline-level="2">Response </text:h>
      <text:p text:style-name="P16"><text:span text:style-name="T20">The title has been changed to:”</text:span><text:bookmark text:name="magicparlabel-4930 Copy 1"/><text:span text:style-name="T21">A feature construction method that combines Particle Swarm Optimization and Grammatical Evolution</text:span><text:span text:style-name="T20">”</text:span></text:p>
      <text:h text:style-name="P71" text:outline-level="2">2. Comment </text:h>
      <text:p text:style-name="P12">The abstract is not well ended, the authors should mention numerically for one or two parameters that they succeeded over existence studies. </text:p>
      <text:p text:style-name="P35"/>
      <text:h text:style-name="P71" text:outline-level="2">Response </text:h>
      <text:p text:style-name="P24">The following phrase has been added at the end of the abstract:</text:p>
      <text:p text:style-name="P15"><text:span text:style-name="T24">“</text:span><text:span text:style-name="T21">Experiments performed show a significant improvement of 30% on average in classification datasets and an even greater improvement of 60% in data fitting dataset</text:span>.<text:span text:style-name="T24">”</text:span></text:p>
      <text:h text:style-name="P71" text:outline-level="2">3. Comment </text:h>
      <text:p text:style-name="P22">The introduction part talked about several research and a lot of old articles addressed, it is recommended for the authors to use most recent studies, there are many recent studies from 2022 and 2023 relevant this research such as few mentioned below. </text:p>
      <text:p text:style-name="P93">1.<text:span text:style-name="T1">       </text:span>Variable surrogate model-based particle swarm optimization for high-dimensional expensive problems. Complex &amp; Intelligent Systems. doi: 10.1007/s40747-022-00910-7</text:p>
      <text:p text:style-name="P4">2.<text:span text:style-name="T1">       </text:span>A Scenario-Generic Neural Machine Translation Data Augmentation Method. Electronics, 12(10), 2320. doi: 10.3390/electronics12102320</text:p>
      <text:p text:style-name="P4">3.<text:span text:style-name="T1">       </text:span>Multi-objective robust optimisation model for MDVRPLS in refined oil distribution. International journal of production research, 60(22), 6772-6792. doi: 10.1080/00207543.2021.1887534</text:p>
      <text:p text:style-name="P4">4.<text:span text:style-name="T1">       </text:span>Multiscale Feature Extraction and Fusion of Image and Text in VQA. International Journal of Computational Intelligence Systems, 16(1), 54. doi: 10.1007/s44196-023-00233-6</text:p>
      <text:p text:style-name="P4">5.<text:span text:style-name="T1">       </text:span>Hybrid offline programming method for robotic welding systems. Robotics and computer-integrated manufacturing, 73, 102238. doi: 10.1016/j.rcim.2021.102238</text:p>
      <text:p text:style-name="P4"><text:soft-page-break/>6.<text:span text:style-name="T1">       </text:span>Training effective deep reinforcement learning agents for real-time life-cycle production optimization. Journal of Petroleum Science and Engineering, 208, 109766. doi: https://doi.org/10.1016/j.petrol.2021.109766</text:p>
      <text:p text:style-name="P4">7.<text:span text:style-name="T1">       </text:span>RFID Reader Anticollision Based on Distributed Parallel Particle Swarm Optimization. IEEE internet of things journal, 8(5), 3099-3107. doi: 10.1109/JIOT.2020.3033473</text:p>
      <text:p text:style-name="P35"/>
      <text:h text:style-name="P71" text:outline-level="2">Response </text:h>
      <text:p text:style-name="P83">These references has been added in the Introduction section of the revised manuscript. Also, more recent references has been used in various places of the text. </text:p>
      <text:h text:style-name="P71" text:outline-level="2">4. Comment </text:h>
      <text:p text:style-name="P22">The authors are recommended to make a flowchart and showing the steps of conducting the research and algorithm involvement.</text:p>
      <text:p text:style-name="P35"/>
      <text:h text:style-name="P71" text:outline-level="2">Response</text:h>
      <text:p text:style-name="P76">A flowchart showing the steps of the proposed method has been added at the end of Section 2.</text:p>
      <text:p text:style-name="P35"/>
      <text:h text:style-name="P56" text:outline-level="1">Reviewer 4</text:h>
      <text:h text:style-name="P72" text:outline-level="2">1. Comment </text:h>
      <text:p text:style-name="P36">The similarity index is high.</text:p>
      <text:h text:style-name="P72" text:outline-level="2">Response</text:h>
      <text:p text:style-name="P39">(Εδώ να πούμε πως το κείμενο έχει γραφτεί ξανά με την πολύτιμη συνδρομή όλων των διορθωτών)</text:p>
      <text:p text:style-name="P36"/>
      <text:h text:style-name="P57" text:outline-level="1">Reviewer 5</text:h>
      <text:h text:style-name="P73" text:outline-level="2">1. Comment </text:h>
      <text:p text:style-name="P13">The authors are required to clarify whether the parameter values used in the experimentation presented in Table 2 were selected based on recent research or derived through experimental deduction.</text:p>
      <text:h text:style-name="P73" text:outline-level="2">Response </text:h>
      <text:p text:style-name="P42">(na poume pos oi parametroi einai tetoies oste na eksasfalistei pos oles oi texnikes tha exoyn tis idies parametrous gia na yparxei dikaiosyni sta apotelesmata)</text:p>
      <text:p text:style-name="P40">(Ισως να κανω ενα – δυο πειραματα με αλλες παραμετρους για να δειξουμε ποσο ευαίσθητο ή οχι ειναι το συστημα)</text:p>
      <text:h text:style-name="P73" text:outline-level="2">2. Comment </text:h>
      <text:p text:style-name="P13">The authors need to further expand the "experimental results" section. It is crucial to provide a detailed explanation of the benefits of the PSO method, particularly in terms of reducing training time, addressing memory-intensive requirements, and mitigating the impact of overfitting on model performance with unknown data.</text:p>
      <text:h text:style-name="P74" text:outline-level="2">Response </text:h>
      <text:p text:style-name="P96">1) <text:span text:style-name="T6">he following phrase has been added to Section 3 before the experimental results:</text:span></text:p>
      <text:p text:style-name="P81"><text:span text:style-name="T33">“</text:span><text:span text:style-name="T21">In the first phase the proposed technique will generate new artificial features from the existing ones with the help of a technique guided by the partnership of Particle Swarm Optimization and Grammatical Evolution. In the second phase of the technique, these features will be used to modify the original test set to which any machine learning method can now be applied. In the second phase of the current work, two different techniques will be used: an RBF neural network and an artificial neural network which will be trained using a genetic algorithm. This is done in order to establish the potential of the proposed procedure to improve the performance of both simple machine learning models and complex models.</text:span><text:span text:style-name="T33">”</text:span></text:p>
      <text:p text:style-name="P97"><text:span text:style-name="T6">2</text:span><text:span text:style-name="T4">) </text:span><text:span text:style-name="T29">(edo tha mpoune kai ta nea diagrammata apo ton alex)</text:span></text:p>
      <text:p text:style-name="P88"><text:span text:style-name="T36">3) </text:span>(episis na prostethei discussion kai sto 4. conclusions)</text:p>
      <text:h text:style-name="P75" text:outline-level="2">3. Comment </text:h>
      <text:p text:style-name="P23">The bibliography needs to be revised and updated with more recent citations.</text:p>
      <text:h text:style-name="P75" text:outline-level="2"><text:soft-page-break/>Response</text:h>
      <text:p text:style-name="P26">The bibliography list has been improved in the revised version using more recent papers from the relevant literatur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08:24:15.488033737</meta:creation-date>
    <dc:date>2023-06-08T17:59:26.729014603</dc:date>
    <meta:editing-duration>P1DT16H49M52S</meta:editing-duration>
    <meta:editing-cycles>81</meta:editing-cycles>
    <meta:generator>LibreOffice/7.4.5.1$Linux_X86_64 LibreOffice_project/40$Build-1</meta:generator>
    <meta:document-statistic meta:table-count="0" meta:image-count="0" meta:object-count="0" meta:page-count="13" meta:paragraph-count="145" meta:word-count="3219" meta:character-count="20860" meta:non-whitespace-character-count="17683"/>
  </office:meta>
</office:document-meta>
</file>